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1B Seq Read</text:p>
          </table:table-cell>
          <table:table-cell office:value-type="string">
            <text:p>1KB Seq Read</text:p>
          </table:table-cell>
          <table:table-cell office:value-type="string">
            <text:p>1MB Seq Read</text:p>
          </table:table-cell>
          <table:table-cell office:value-type="string">
            <text:p>1B Seq Write</text:p>
          </table:table-cell>
          <table:table-cell office:value-type="string">
            <text:p>1KB Seq Write</text:p>
          </table:table-cell>
          <table:table-cell office:value-type="string">
            <text:p>1MB Seq Wri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1.273947">
            <text:p>41.273947</text:p>
          </table:table-cell>
          <table:table-cell table:style-name="ce1" office:value-type="float" office:value="0.709984">
            <text:p>0.709984</text:p>
          </table:table-cell>
          <table:table-cell office:value-type="float" office:value="0.164429">
            <text:p>0.164429</text:p>
          </table:table-cell>
          <table:table-cell table:style-name="ce1" office:value-type="float" office:value="44.17744">
            <text:p>44.17744</text:p>
          </table:table-cell>
          <table:table-cell table:style-name="ce1" office:value-type="float" office:value="2.135696">
            <text:p>2.135696</text:p>
          </table:table-cell>
          <table:table-cell office:value-type="float" office:value="0.989167">
            <text:p>0.989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863416">
            <text:p>20.863416</text:p>
          </table:table-cell>
          <table:table-cell table:style-name="ce1" office:value-type="float" office:value="0.52694">
            <text:p>0.52694</text:p>
          </table:table-cell>
          <table:table-cell office:value-type="float" office:value="0.134248">
            <text:p>0.134248</text:p>
          </table:table-cell>
          <table:table-cell office:value-type="float" office:value="22.39035">
            <text:p>22.39035</text:p>
          </table:table-cell>
          <table:table-cell table:style-name="ce1" office:value-type="float" office:value="1.353921">
            <text:p>1.353921</text:p>
          </table:table-cell>
          <table:table-cell office:value-type="float" office:value="0.584053">
            <text:p>0.584053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5">
          <table:table-cell table:number-columns-repeated="9"/>
        </table:table-row>
        <table:table-row table:style-name="ro1">
          <table:table-cell/>
          <table:table-cell office:value-type="string">
            <text:p>1B Rand Read</text:p>
          </table:table-cell>
          <table:table-cell office:value-type="string">
            <text:p>1KB Rand Read</text:p>
          </table:table-cell>
          <table:table-cell office:value-type="string">
            <text:p>1MB Rand Read</text:p>
          </table:table-cell>
          <table:table-cell office:value-type="string">
            <text:p>1B Rand Write</text:p>
          </table:table-cell>
          <table:table-cell office:value-type="string">
            <text:p>1KB Rand Write</text:p>
          </table:table-cell>
          <table:table-cell office:value-type="string">
            <text:p>1MB Rand Wri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850014">
            <text:p>1.850014</text:p>
          </table:table-cell>
          <table:table-cell office:value-type="float" office:value="0.256692">
            <text:p>0.256692</text:p>
          </table:table-cell>
          <table:table-cell/>
          <table:table-cell office:value-type="float" office:value="5.824251">
            <text:p>5.824251</text:p>
          </table:table-cell>
          <table:table-cell office:value-type="float" office:value="1.782805">
            <text:p>1.7828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244455">
            <text:p>1.244455</text:p>
          </table:table-cell>
          <table:table-cell office:value-type="float" office:value="0.21691">
            <text:p>0.21691</text:p>
          </table:table-cell>
          <table:table-cell/>
          <table:table-cell table:style-name="ce1" office:value-type="float" office:value="5.041872">
            <text:p>5.041872</text:p>
          </table:table-cell>
          <table:table-cell office:value-type="float" office:value="1.1726">
            <text:p>1.172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Latency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000016">
            <text:p>0.0000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2T15:05:32</meta:creation-date>
    <dc:date>2014-09-22T20:46:22</dc:date>
    <dc:creator>Sandeep </dc:creator>
    <meta:editing-duration>PT5H37M30S</meta:editing-duration>
    <meta:editing-cycles>28</meta:editing-cycles>
    <meta:generator>LibreOffice/3.5$Linux_X86_64 LibreOffice_project/350m1$Build-2</meta:generator>
    <meta:document-statistic meta:table-count="3" meta:cell-count="37" meta:object-count="0"/>
  </office:meta>
</office:document-meta>
</file>